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3.542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2.365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1.702cm"/>
    </style:style>
    <style:style style:name="co11" style:family="table-column">
      <style:table-column-properties fo:break-before="auto" style:column-width="1.856cm"/>
    </style:style>
    <style:style style:name="co12" style:family="table-column">
      <style:table-column-properties fo:break-before="auto" style:column-width="2.9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3.741cm"/>
    </style:style>
    <style:style style:name="co16" style:family="table-column">
      <style:table-column-properties fo:break-before="auto" style:column-width="3.946cm"/>
    </style:style>
    <style:style style:name="co17" style:family="table-column">
      <style:table-column-properties fo:break-before="auto" style:column-width="4.022cm"/>
    </style:style>
    <style:style style:name="co18" style:family="table-column">
      <style:table-column-properties fo:break-before="auto" style:column-width="3.59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3.156cm"/>
    </style:style>
    <style:style style:name="co21" style:family="table-column">
      <style:table-column-properties fo:break-before="auto" style:column-width="3.493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3.704cm"/>
    </style:style>
    <style:style style:name="co24" style:family="table-column">
      <style:table-column-properties fo:break-before="auto" style:column-width="4.4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l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DOJ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 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Canteen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9" office:value-type="string">
            <text:p><text:a xlink:href="python://get_date_from(line['payslip'].employee_id.date_of_joining)" xlink:type="simple">doj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3" office:value-type="string">
            <text:p><text:a xlink:href="python://line['ea']" xlink:type="simple">ea</text:a></text:p>
          </table:table-cell>
          <table:table-cell table:style-name="ce13" office:value-type="string">
            <text:p><text:a xlink:href="python://line['shd']" xlink:type="simple">shd</text:a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c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it_deduction']" xlink:type="simple">it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4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4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c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it_deduction()" xlink:type="simple">it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/>
          <table:table-cell table:style-name="ce11" table:number-columns-repeated="29"/>
          <table:table-cell table:number-columns-repeated="984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14"/>
          <table:table-cell table:style-name="ce16" table:number-columns-repeated="2"/>
          <table:table-cell table:style-name="ce11" table:number-columns-repeated="14"/>
          <table:table-cell table:number-columns-repeated="984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7T18:33:53</dc:date>
    <meta:generator>LibreOffice/3.5$Linux_x86 LibreOffice_project/350m1$Build-2</meta:generator>
    <meta:editing-duration>PT5H52M47S</meta:editing-duration>
    <meta:editing-cycles>159</meta:editing-cycles>
    <dc:creator>Dev127 </dc:creator>
    <meta:document-statistic meta:table-count="3" meta:cell-count="1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